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f413d" draw:textarea-horizontal-align="justify" draw:textarea-vertical-align="middle" draw:auto-grow-height="false" fo:min-height="2.082cm" fo:min-width="3.21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2.96cm" fo:min-width="2.71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71cm" svg:height="2.332cm" svg:x="15.958cm" svg:y="14.216cm">
          <text:p text:style-name="P1">Contrebas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1cm" svg:height="3.21cm" svg:x="23.81cm" svg:y="7.952cm">
          <text:p text:style-name="P1">Cello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1cm" svg:height="2.332cm" svg:x="15.819cm" svg:y="2.626cm">
          <text:p text:style-name="P1">Violons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001cm" svg:y1="25.593cm" svg:x2="35.279cm" svg:y2="25.593cm">
          <text:p/>
        </draw:line>
        <draw:custom-shape draw:style-name="gr1" draw:text-style-name="P2" draw:layer="layout" svg:width="3.71cm" svg:height="2.332cm" svg:x="7.894cm" svg:y="7.911cm">
          <text:p text:style-name="P1">al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278cm" fo:page-height="21.1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pus1</svg:title>
      </draw:layer>
      <draw:layer draw:name="background"/>
      <draw:layer draw:name="backgroundobjects"/>
      <draw:layer draw:name="controls"/>
      <draw:layer draw:name="measurelines"/>
      <draw:layer draw:name="Dodeca"/>
      <draw:layer draw:name="TL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19-08-27T10:32:42.531000000</dc:date>
    <meta:editing-duration>PT9H49M16S</meta:editing-duration>
    <meta:editing-cycles>28</meta:editing-cycles>
    <meta:generator>LibreOffice/6.0.6.2$Windows_X86_64 LibreOffice_project/0c292870b25a325b5ed35f6b45599d2ea4458e77</meta:generator>
    <meta:document-statistic meta:object-count="5"/>
  </office:meta>
</office:document-meta>
</file>